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2ea2"/>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2ea2"/>
    </style:style>
    <style:style style:name="P5" style:family="paragraph" style:parent-style-name="Text_20_body">
      <style:paragraph-properties fo:margin-top="0cm" fo:margin-bottom="0cm" loext:contextual-spacing="false"/>
      <style:text-properties officeooo:paragraph-rsid="00172ea2"/>
    </style:style>
    <style:style style:name="P6" style:family="paragraph" style:parent-style-name="List_20_Heading">
      <style:text-properties officeooo:paragraph-rsid="00172ea2"/>
    </style:style>
    <style:style style:name="P7" style:family="paragraph" style:parent-style-name="List_20_Contents">
      <style:text-properties officeooo:paragraph-rsid="00172ea2"/>
    </style:style>
    <style:style style:name="P8" style:family="paragraph" style:parent-style-name="List_20_Contents">
      <style:paragraph-properties fo:margin-top="0cm" fo:margin-bottom="0.499cm" loext:contextual-spacing="false"/>
      <style:text-properties officeooo:paragraph-rsid="00172ea2"/>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Heading_20_3">
      <style:text-properties officeooo:paragraph-rsid="00172ea2"/>
    </style:style>
    <style:style style:name="P13" style:family="paragraph" style:parent-style-name="Heading_20_1">
      <style:paragraph-properties fo:margin-top="0cm" fo:margin-bottom="0cm" loext:contextual-spacing="false"/>
      <style:text-properties officeooo:paragraph-rsid="00172ea2"/>
    </style:style>
    <style:style style:name="P14" style:family="paragraph" style:parent-style-name="Heading_20_2">
      <style:text-properties officeooo:paragraph-rsid="00172ea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4 Render - Cycles Render Engine - Lam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4 Render - Cycles Render Engine - Lamp</text:p>
          </text:index-title>
          <text:p text:style-name="P11"><text:a xlink:type="simple" xlink:href="#__RefHeading___Toc171_1628094348" text:style-name="Index_20_Link" text:visited-style-name="Index_20_Link">Lamps<text:tab/>1</text:a></text:p>
          <text:p text:style-name="P10"><text:a xlink:type="simple" xlink:href="#__RefHeading___Toc173_1628094348" text:style-name="Index_20_Link" text:visited-style-name="Index_20_Link">Point Lamp<text:tab/>1</text:a></text:p>
          <text:p text:style-name="P10"><text:a xlink:type="simple" xlink:href="#__RefHeading___Toc175_1628094348" text:style-name="Index_20_Link" text:visited-style-name="Index_20_Link">Spot Lamp<text:tab/>1</text:a></text:p>
          <text:p text:style-name="P10"><text:a xlink:type="simple" xlink:href="#__RefHeading___Toc177_1628094348" text:style-name="Index_20_Link" text:visited-style-name="Index_20_Link">Area Lamp<text:tab/>1</text:a></text:p>
          <text:p text:style-name="P9"><text:a xlink:type="simple" xlink:href="#__RefHeading___Toc179_1628094348" text:style-name="Index_20_Link" text:visited-style-name="Index_20_Link">Light Portals<text:tab/>1</text:a></text:p>
          <text:p text:style-name="P10"><text:a xlink:type="simple" xlink:href="#__RefHeading___Toc181_1628094348" text:style-name="Index_20_Link" text:visited-style-name="Index_20_Link">Sun Lamp<text:tab/>2</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3" text:outline-level="1"><text:bookmark-start text:name="__RefHeading___Toc171_1628094348"/>Lamps<text:bookmark-end text:name="__RefHeading___Toc171_1628094348"/></text:h>
          </table:table-cell>
        </table:table-row>
      </table:table>
      <text:p text:style-name="P5"/>
      <text:p text:style-name="P4">Next to lighting from the background and any object with an emission shader, lamps are another way to add light into the scene. The difference is that they are not directly visible in the rendered image, and can be more easily managed as objects of their own type.</text:p>
      <text:p text:style-name="P6">Type </text:p>
      <text:p text:style-name="P7">Currently <text:span text:style-name="Emphasis">Point</text:span>, <text:span text:style-name="Emphasis">Spot</text:span>, <text:span text:style-name="Emphasis">Area</text:span> and <text:span text:style-name="Emphasis">Sun</text:span> lamps are supported. <text:span text:style-name="Emphasis">Hemi</text:span> lamps are not supported, and will be rendered as point and sun lamps respectively, but they may start working in the future, so it’s best not to enable them to preserve compatibility. </text:p>
      <text:p text:style-name="P6">Size </text:p>
      <text:p text:style-name="P7">Size of the lamp in Bforartists Units; increasing this will result in softer shadows and shading. </text:p>
      <text:p text:style-name="P6">Max Bounces </text:p>
      <text:p text:style-name="P7">Maximum number of times light from the lamp is allowed to bounce. Limited by scene-wide bounce settings </text:p>
      <text:p text:style-name="P6">Cast Shadow </text:p>
      <text:p text:style-name="P8">By disabling this option, light from lamps will not be blocked by objects in-between. This can speed up rendering by not having to trace rays to the light source. </text:p>
      <text:h text:style-name="P14" text:outline-level="2"><text:bookmark-start text:name="__RefHeading___Toc173_1628094348"/>Point Lamp<text:bookmark-end text:name="__RefHeading___Toc173_1628094348"/></text:h>
      <text:p text:style-name="P4">Point lamps emit light equally in all directions. By setting the <text:span text:style-name="Emphasis">Size</text:span> larger than zero, they become spherical lamps, which give softer shadows and shading. The strength of point lamps is specified in Watts.</text:p>
      <text:h text:style-name="P14" text:outline-level="2"><text:bookmark-start text:name="__RefHeading___Toc175_1628094348"/>Spot Lamp<text:bookmark-end text:name="__RefHeading___Toc175_1628094348"/></text:h>
      <text:p text:style-name="P4">Spot lamps emit light in a particular direction, inside a cone. By setting the <text:span text:style-name="Emphasis">Size</text:span> larger than zero, they can cast softer shadows and shading. The size parameter defines the size of the cone, while the blend parameter can soften the edges of the cone.</text:p>
      <text:h text:style-name="P14" text:outline-level="2"><text:bookmark-start text:name="__RefHeading___Toc177_1628094348"/>Area Lamp<text:bookmark-end text:name="__RefHeading___Toc177_1628094348"/></text:h>
      <text:p text:style-name="P4">Area lamps emit light from a square or rectangular area with a Lambertian distribution.</text:p>
      <text:h text:style-name="P12" text:outline-level="3"><text:bookmark-start text:name="__RefHeading___Toc179_1628094348"/>Light Portals<text:bookmark-end text:name="__RefHeading___Toc179_1628094348"/></text:h>
      <text:p text:style-name="P4">Area lamps can also function as light portals to help sample the environment light, and significantly reduce noise in interior scenes. Note that rendering with portals is usually slower, but as it converges more quickly, less samples are required.</text:p>
      <text:p text:style-name="P4"><text:soft-page-break/>Light portals work by enabling the Portal option, and placing areas lamps in windows, door openings, and any place where light will enter the interior.</text:p>
      <text:h text:style-name="P14" text:outline-level="2"><text:bookmark-start text:name="__RefHeading___Toc181_1628094348"/>Sun Lamp<text:bookmark-end text:name="__RefHeading___Toc181_1628094348"/></text:h>
      <text:p text:style-name="P4">Sun lamps emit light in a given direction. Their position is not taken into account; they are always located outside of the scene, infinitely far away, and will not result in any distance falloff.</text:p>
      <text:p text:style-name="P4">Because they are not located inside the scene, their strength uses different units, and should typically be set to lower values than other ligh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42:45.849000000</meta:creation-date>
    <dc:title>standard1cm</dc:title>
    <meta:editing-duration>PT6M53S</meta:editing-duration>
    <meta:editing-cycles>9</meta:editing-cycles>
    <meta:generator>LibreOffice/6.1.4.2$Windows_X86_64 LibreOffice_project/9d0f32d1f0b509096fd65e0d4bec26ddd1938fd3</meta:generator>
    <dc:date>2019-03-04T10:38:38.652000000</dc:date>
    <meta:document-statistic meta:table-count="1" meta:image-count="0" meta:object-count="0" meta:page-count="2" meta:paragraph-count="31" meta:word-count="424" meta:character-count="2431" meta:non-whitespace-character-count="2030"/>
    <meta:template xlink:type="simple" xlink:actuate="onRequest" xlink:title="standard1cm" xlink:href="../../../../AppData/Roaming/LibreOffice/4/user/template/standard1cm.ott" meta:date="2016-04-01T14:42:45.689000000"/>
  </office:meta>
</office:document-meta>
</file>